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automatic-styles>
    <style:style style:name="Table1" style:family="table">
      <style:table-properties style:width="6.9236in" table:align="left" fo:background-color="transparent">
        <style:background-image/>
      </style:table-properties>
    </style:style>
    <style:style style:name="Table1.A" style:family="table-column">
      <style:table-column-properties style:column-width="1in"/>
    </style:style>
    <style:style style:name="Table1.B" style:family="table-column">
      <style:table-column-properties style:column-width="3.3549in"/>
    </style:style>
    <style:style style:name="Table1.C" style:family="table-column">
      <style:table-column-properties style:column-width="2.5688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C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C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C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C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C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C7" style:family="table-cell">
      <style:table-cell-properties style:vertical-align="middle" fo:padding="0.0833in" fo:border="0.05pt solid #dddddd"/>
    </style:style>
    <style:style style:name="Table1.A8" style:family="table-cell">
      <style:table-cell-properties style:vertical-align="middle" fo:padding="0.0833in" fo:border="0.05pt solid #dddddd"/>
    </style:style>
    <style:style style:name="Table1.B8" style:family="table-cell">
      <style:table-cell-properties style:vertical-align="middle" fo:padding="0.0833in" fo:border="0.05pt solid #dddddd"/>
    </style:style>
    <style:style style:name="Table1.C8" style:family="table-cell">
      <style:table-cell-properties style:vertical-align="middle" fo:padding="0.0833in" fo:border="0.05pt solid #dddddd"/>
    </style:style>
    <style:style style:name="Table1.A9" style:family="table-cell">
      <style:table-cell-properties style:vertical-align="middle" fo:padding="0.0833in" fo:border="0.05pt solid #dddddd"/>
    </style:style>
    <style:style style:name="Table1.B9" style:family="table-cell">
      <style:table-cell-properties style:vertical-align="middle" fo:padding="0.0833in" fo:border="0.05pt solid #dddddd"/>
    </style:style>
    <style:style style:name="Table1.C9" style:family="table-cell">
      <style:table-cell-properties style:vertical-align="middle" fo:padding="0.0833in" fo:border="0.05pt solid #dddddd"/>
    </style:style>
    <style:style style:name="P1"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 style:family="paragraph" style:parent-style-name="Heading_20_2">
      <style:paragraph-properties fo:margin-left="0in" fo:margin-right="0in" fo:line-height="200%" fo:orphans="2" fo:widows="2" fo:text-indent="0in" style:auto-text-indent="false"/>
      <style:text-properties fo:font-variant="normal" fo:text-transform="none" style:font-name="Arial" fo:font-size="17.25pt" fo:letter-spacing="normal" fo:font-style="normal" fo:font-weight="normal"/>
    </style:style>
    <style:style style:name="P3" style:family="paragraph" style:parent-style-name="Heading_20_3">
      <style:paragraph-properties fo:margin-left="0in" fo:margin-right="0in" fo:line-height="175%" fo:orphans="2" fo:widows="2" fo:text-indent="0in" style:auto-text-indent="false"/>
      <style:text-properties fo:font-variant="normal" fo:text-transform="none" style:font-name="Arial" fo:font-size="15pt" fo:letter-spacing="normal" fo:font-style="normal" fo:font-weight="normal"/>
    </style:style>
    <style:style style:name="P4"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5"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6"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style:font-name="monospace" fo:font-size="11.25pt" fo:letter-spacing="normal" fo:font-style="normal" fo:font-weight="normal"/>
    </style:style>
    <style:style style:name="P7"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fo:color="#666600" loext:opacity="100%" style:font-name="monospace" fo:font-size="11.25pt" fo:letter-spacing="normal" fo:font-style="normal" fo:font-weight="normal"/>
    </style:style>
    <style:style style:name="P8"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666600" loext:opacity="100%" style:font-name="monospace" fo:font-size="11.25pt" fo:letter-spacing="normal" fo:font-style="normal" fo:font-weight="normal"/>
    </style:style>
    <style:style style:name="P9"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letter-spacing="normal"/>
    </style:style>
    <style:style style:name="P10"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normal"/>
    </style:style>
    <style:style style:name="P11" style:family="paragraph" style:parent-style-name="Table_20_Contents">
      <style:paragraph-properties fo:line-height="142%"/>
    </style:style>
    <style:style style:name="P12" style:family="paragraph" style:parent-style-name="Table_20_Contents">
      <style:paragraph-properties fo:line-height="142%" fo:text-align="center" style:justify-single-word="false"/>
    </style:style>
    <style:style style:name="P13" style:family="paragraph" style:parent-style-name="Table_20_Heading">
      <style:paragraph-properties fo:line-height="142%" fo:text-align="center" style:justify-single-word="false"/>
    </style:style>
    <style:style style:name="P14"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style>
    <style:style style:name="P15" style:family="paragraph" style:parent-style-name="Text_20_body" style:list-style-name="L1">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T1" style:family="text">
      <style:text-properties fo:color="#000000" loext:opacity="100%"/>
    </style:style>
    <style:style style:name="T2" style:family="text">
      <style:text-properties fo:color="#000000" loext:opacity="100%" style:font-name="monospace" fo:font-size="11.25pt" fo:font-style="normal" fo:font-weight="normal"/>
    </style:style>
    <style:style style:name="T3"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loext:padding="0in" loext:border="none"/>
    </style:style>
    <style:style style:name="T4" style:family="text">
      <style:text-properties fo:font-weight="bold"/>
    </style:style>
    <style:style style:name="T5" style:family="text">
      <style:text-properties fo:color="#666600" loext:opacity="100%"/>
    </style:style>
    <style:style style:name="T6" style:family="text">
      <style:text-properties fo:color="#666600" loext:opacity="100%" style:font-name="monospace" fo:font-size="11.25pt" fo:font-style="normal" fo:font-weight="normal"/>
    </style:style>
    <style:style style:name="T7" style:family="text">
      <style:text-properties fo:color="#660066" loext:opacity="100%" style:font-name="monospace" fo:font-size="11.25pt" fo:font-style="normal" fo:font-weight="normal"/>
    </style:style>
    <style:style style:name="T8" style:family="text">
      <style:text-properties fo:color="#006666" loext:opacity="100%"/>
    </style:style>
    <style:style style:name="T9" style:family="text">
      <style:text-properties fo:color="#006666" loext:opacity="100%" style:font-name="monospace" fo:font-size="11.25pt" fo:font-style="normal" fo:font-weight="normal"/>
    </style:style>
    <style:style style:name="T10" style:family="text">
      <style:text-properties fo:color="#008800" loext:opacity="100%"/>
    </style:style>
    <style:style style:name="T11" style:family="text">
      <style:text-properties fo:color="#008800" loext:opacity="100%" style:font-name="monospace" fo:font-size="11.25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ongoDB - Aggregation</text:h>
      <text:p text:style-name="Horizontal_20_Line"/>
      <text:section text:style-name="Sect1" text:name="google-top-ads">
        <text:p text:style-name="P14"><text:a xlink:type="simple" xlink:href="https://www.tutorialspoint.com/mongodb/mongodb_replication.htm" text:style-name="Internet_20_link" text:visited-style-name="Visited_20_Internet_20_Link"><text:span text:style-name="T3"/></text:a></text:p>
      </text:section>
      <text:p text:style-name="P10">Aggregations operations process data records and return computed results. Aggregation operations group values from multiple documents together, and can perform a variety of operations on the grouped data to return a single result. In SQL count(*) and with group by is an equivalent of MongoDB aggregation.</text:p>
      <text:h text:style-name="P2" text:outline-level="2">The aggregate() Method</text:h>
      <text:p text:style-name="P10">For the aggregation in MongoDB, you should use <text:span text:style-name="T4">aggregate()</text:span> method.</text:p>
      <text:h text:style-name="P3" text:outline-level="3">Syntax</text:h>
      <text:p text:style-name="P10">Basic syntax of <text:span text:style-name="T4">aggregate()</text:span> method is as follows −</text:p>
      <text:p text:style-name="P4">&gt;db.COLLECTION_NAME.aggregate(AGGREGATE_OPERATION)</text:p>
      <text:h text:style-name="P3" text:outline-level="3">Example</text:h>
      <text:p text:style-name="P10">In the collection you have the following data −</text:p>
      <text:p text:style-name="P7">{</text:p>
      <text:p text:style-name="P9"><text:span text:style-name="T1"><text:s text:c="3"/></text:span><text:span text:style-name="T2">_id</text:span><text:span text:style-name="T6">:</text:span><text:span text:style-name="T2"> </text:span><text:span text:style-name="T7">ObjectId</text:span><text:span text:style-name="T6">(</text:span><text:span text:style-name="T9">7df78ad8902c</text:span><text:span text:style-name="T6">)</text:span></text:p>
      <text:p text:style-name="P9"><text:span text:style-name="T1"><text:s text:c="3"/></text:span><text:span text:style-name="T2">title</text:span><text:span text:style-name="T6">:</text:span><text:span text:style-name="T2"> </text:span><text:span text:style-name="T11">'MongoDB Overview'</text:span><text:span text:style-name="T6">,</text:span><text:span text:style-name="T2"> </text:span></text:p>
      <text:p text:style-name="P9"><text:span text:style-name="T1"><text:s text:c="3"/></text:span><text:span text:style-name="T2">description</text:span><text:span text:style-name="T6">:</text:span><text:span text:style-name="T2"> </text:span><text:span text:style-name="T11">'MongoDB is no sql database'</text:span><text:span text:style-name="T6">,</text:span></text:p>
      <text:p text:style-name="P9"><text:span text:style-name="T1"><text:s text:c="3"/></text:span><text:span text:style-name="T2">by_user</text:span><text:span text:style-name="T6">:</text:span><text:span text:style-name="T2"> </text:span><text:span text:style-name="T11">'tutorials point'</text:span><text:span text:style-name="T6">,</text:span></text:p>
      <text:p text:style-name="P9"><text:span text:style-name="T1"><text:s text:c="3"/></text:span><text:span text:style-name="T2">url</text:span><text:span text:style-name="T6">:</text:span><text:span text:style-name="T2"> </text:span><text:span text:style-name="T11">'http://www.tutorialspoint.com'</text:span><text:span text:style-name="T6">,</text:span></text:p>
      <text:p text:style-name="P9"><text:span text:style-name="T1"><text:s text:c="3"/></text:span><text:span text:style-name="T2">tags</text:span><text:span text:style-name="T6">:</text:span><text:span text:style-name="T2"> </text:span><text:span text:style-name="T6">[</text:span><text:span text:style-name="T11">'mongodb'</text:span><text:span text:style-name="T6">,</text:span><text:span text:style-name="T2"> </text:span><text:span text:style-name="T11">'database'</text:span><text:span text:style-name="T6">,</text:span><text:span text:style-name="T2"> </text:span><text:span text:style-name="T11">'NoSQL'</text:span><text:span text:style-name="T6">],</text:span></text:p>
      <text:p text:style-name="P9"><text:span text:style-name="T1"><text:s text:c="3"/></text:span><text:span text:style-name="T2">likes</text:span><text:span text:style-name="T6">:</text:span><text:span text:style-name="T2"> </text:span><text:span text:style-name="T9">100</text:span></text:p>
      <text:p text:style-name="P8">},</text:p>
      <text:p text:style-name="P8">{</text:p>
      <text:p text:style-name="P9"><text:soft-page-break/><text:span text:style-name="T1"><text:s text:c="3"/></text:span><text:span text:style-name="T2">_id</text:span><text:span text:style-name="T6">:</text:span><text:span text:style-name="T2"> </text:span><text:span text:style-name="T7">ObjectId</text:span><text:span text:style-name="T6">(</text:span><text:span text:style-name="T9">7df78ad8902d</text:span><text:span text:style-name="T6">)</text:span></text:p>
      <text:p text:style-name="P9"><text:span text:style-name="T1"><text:s text:c="3"/></text:span><text:span text:style-name="T2">title</text:span><text:span text:style-name="T6">:</text:span><text:span text:style-name="T2"> </text:span><text:span text:style-name="T11">'NoSQL Overview'</text:span><text:span text:style-name="T6">,</text:span><text:span text:style-name="T2"> </text:span></text:p>
      <text:p text:style-name="P9"><text:span text:style-name="T1"><text:s text:c="3"/></text:span><text:span text:style-name="T2">description</text:span><text:span text:style-name="T6">:</text:span><text:span text:style-name="T2"> </text:span><text:span text:style-name="T11">'No sql database is very fast'</text:span><text:span text:style-name="T6">,</text:span></text:p>
      <text:p text:style-name="P9"><text:span text:style-name="T1"><text:s text:c="3"/></text:span><text:span text:style-name="T2">by_user</text:span><text:span text:style-name="T6">:</text:span><text:span text:style-name="T2"> </text:span><text:span text:style-name="T11">'tutorials point'</text:span><text:span text:style-name="T6">,</text:span></text:p>
      <text:p text:style-name="P9"><text:span text:style-name="T1"><text:s text:c="3"/></text:span><text:span text:style-name="T2">url</text:span><text:span text:style-name="T6">:</text:span><text:span text:style-name="T2"> </text:span><text:span text:style-name="T11">'http://www.tutorialspoint.com'</text:span><text:span text:style-name="T6">,</text:span></text:p>
      <text:p text:style-name="P9"><text:span text:style-name="T1"><text:s text:c="3"/></text:span><text:span text:style-name="T2">tags</text:span><text:span text:style-name="T6">:</text:span><text:span text:style-name="T2"> </text:span><text:span text:style-name="T6">[</text:span><text:span text:style-name="T11">'mongodb'</text:span><text:span text:style-name="T6">,</text:span><text:span text:style-name="T2"> </text:span><text:span text:style-name="T11">'database'</text:span><text:span text:style-name="T6">,</text:span><text:span text:style-name="T2"> </text:span><text:span text:style-name="T11">'NoSQL'</text:span><text:span text:style-name="T6">],</text:span></text:p>
      <text:p text:style-name="P9"><text:span text:style-name="T1"><text:s text:c="3"/></text:span><text:span text:style-name="T2">likes</text:span><text:span text:style-name="T6">:</text:span><text:span text:style-name="T2"> </text:span><text:span text:style-name="T9">10</text:span></text:p>
      <text:p text:style-name="P8">},</text:p>
      <text:p text:style-name="P8">{</text:p>
      <text:p text:style-name="P9"><text:span text:style-name="T1"><text:s text:c="3"/></text:span><text:span text:style-name="T2">_id</text:span><text:span text:style-name="T6">:</text:span><text:span text:style-name="T2"> </text:span><text:span text:style-name="T7">ObjectId</text:span><text:span text:style-name="T6">(</text:span><text:span text:style-name="T9">7df78ad8902e</text:span><text:span text:style-name="T6">)</text:span></text:p>
      <text:p text:style-name="P9"><text:span text:style-name="T1"><text:s text:c="3"/></text:span><text:span text:style-name="T2">title</text:span><text:span text:style-name="T6">:</text:span><text:span text:style-name="T2"> </text:span><text:span text:style-name="T11">'Neo4j Overview'</text:span><text:span text:style-name="T6">,</text:span><text:span text:style-name="T2"> </text:span></text:p>
      <text:p text:style-name="P9"><text:span text:style-name="T1"><text:s text:c="3"/></text:span><text:span text:style-name="T2">description</text:span><text:span text:style-name="T6">:</text:span><text:span text:style-name="T2"> </text:span><text:span text:style-name="T11">'Neo4j is no sql database'</text:span><text:span text:style-name="T6">,</text:span></text:p>
      <text:p text:style-name="P9"><text:span text:style-name="T1"><text:s text:c="3"/></text:span><text:span text:style-name="T2">by_user</text:span><text:span text:style-name="T6">:</text:span><text:span text:style-name="T2"> </text:span><text:span text:style-name="T11">'Neo4j'</text:span><text:span text:style-name="T6">,</text:span></text:p>
      <text:p text:style-name="P9"><text:span text:style-name="T1"><text:s text:c="3"/></text:span><text:span text:style-name="T2">url</text:span><text:span text:style-name="T6">:</text:span><text:span text:style-name="T2"> </text:span><text:span text:style-name="T11">'http://www.neo4j.com'</text:span><text:span text:style-name="T6">,</text:span></text:p>
      <text:p text:style-name="P9"><text:span text:style-name="T1"><text:s text:c="3"/></text:span><text:span text:style-name="T2">tags</text:span><text:span text:style-name="T6">:</text:span><text:span text:style-name="T2"> </text:span><text:span text:style-name="T6">[</text:span><text:span text:style-name="T11">'neo4j'</text:span><text:span text:style-name="T6">,</text:span><text:span text:style-name="T2"> </text:span><text:span text:style-name="T11">'database'</text:span><text:span text:style-name="T6">,</text:span><text:span text:style-name="T2"> </text:span><text:span text:style-name="T11">'NoSQL'</text:span><text:span text:style-name="T6">],</text:span></text:p>
      <text:p text:style-name="P9"><text:span text:style-name="T1"><text:s text:c="3"/></text:span><text:span text:style-name="T2">likes</text:span><text:span text:style-name="T6">:</text:span><text:span text:style-name="T2"> </text:span><text:span text:style-name="T9">750</text:span></text:p>
      <text:p text:style-name="P8">},</text:p>
      <text:p text:style-name="P10">Now from the above collection, if you want to display a list stating how many tutorials are written by each user, then you will use the following <text:span text:style-name="T4">aggregate()</text:span> method −</text:p>
      <text:p text:style-name="P5"><text:span text:style-name="T5">&gt;</text:span><text:span text:style-name="T1"> db</text:span><text:span text:style-name="T5">.</text:span><text:span text:style-name="T1">mycol</text:span><text:span text:style-name="T5">.</text:span><text:span text:style-name="T1">aggregate</text:span><text:span text:style-name="T5">([{</text:span><text:span text:style-name="T1">$group </text:span><text:span text:style-name="T5">:</text:span><text:span text:style-name="T1"> </text:span><text:span text:style-name="T5">{</text:span><text:span text:style-name="T1">_id </text:span><text:span text:style-name="T5">:</text:span><text:span text:style-name="T1"> </text:span><text:span text:style-name="T10">"$by_user"</text:span><text:span text:style-name="T5">,</text:span><text:span text:style-name="T1"> num_tutorial </text:span><text:span text:style-name="T5">:</text:span><text:span text:style-name="T1"> </text:span><text:span text:style-name="T5">{</text:span><text:span text:style-name="T1">$sum </text:span><text:span text:style-name="T5">:</text:span><text:span text:style-name="T1"> </text:span><text:span text:style-name="T8">1</text:span><text:span text:style-name="T5">}}}])</text:span></text:p>
      <text:p text:style-name="P6"><text:span text:style-name="T5">{</text:span><text:span text:style-name="T1"> </text:span><text:span text:style-name="T10">"_id"</text:span><text:span text:style-name="T1"> </text:span><text:span text:style-name="T5">:</text:span><text:span text:style-name="T1"> </text:span><text:span text:style-name="T10">"tutorials point"</text:span><text:span text:style-name="T5">,</text:span><text:span text:style-name="T1"> </text:span><text:span text:style-name="T10">"num_tutorial"</text:span><text:span text:style-name="T1"> </text:span><text:span text:style-name="T5">:</text:span><text:span text:style-name="T1"> </text:span><text:span text:style-name="T8">2</text:span><text:span text:style-name="T1"> </text:span><text:span text:style-name="T5">}</text:span></text:p>
      <text:p text:style-name="P6"><text:span text:style-name="T5">{</text:span><text:span text:style-name="T1"> </text:span><text:span text:style-name="T10">"_id"</text:span><text:span text:style-name="T1"> </text:span><text:span text:style-name="T5">:</text:span><text:span text:style-name="T1"> </text:span><text:span text:style-name="T10">"Neo4j"</text:span><text:span text:style-name="T5">,</text:span><text:span text:style-name="T1"> </text:span><text:span text:style-name="T10">"num_tutorial"</text:span><text:span text:style-name="T1"> </text:span><text:span text:style-name="T5">:</text:span><text:span text:style-name="T1"> </text:span><text:span text:style-name="T8">1</text:span><text:span text:style-name="T1"> </text:span><text:span text:style-name="T5">}</text:span></text:p>
      <text:p text:style-name="P8">&gt;</text:p>
      <text:p text:style-name="P10">Sql equivalent query for the above use case will be <text:span text:style-name="T4">select by_user, count(*) from mycol group by by_user</text:span>.</text:p>
      <text:p text:style-name="P10"><text:soft-page-break/>In the above example, we have grouped documents by field <text:span text:style-name="T4">by_user</text:span> and on each occurrence of by user previous value of sum is incremented. Following is a list of available aggregation expressions.</text:p>
      <table:table table:name="Table1" table:style-name="Table1">
        <table:table-column table:style-name="Table1.A"/>
        <table:table-column table:style-name="Table1.B"/>
        <table:table-column table:style-name="Table1.C"/>
        <table:table-row table:style-name="TableLine2298852312528">
          <table:table-cell table:style-name="Table1.A1" office:value-type="string">
            <text:p text:style-name="P13">Expression</text:p>
          </table:table-cell>
          <table:table-cell table:style-name="Table1.A1" office:value-type="string">
            <text:p text:style-name="P13">Description</text:p>
          </table:table-cell>
          <table:table-cell table:style-name="Table1.A1" office:value-type="string">
            <text:p text:style-name="P13">Example</text:p>
          </table:table-cell>
        </table:table-row>
        <table:table-row table:style-name="TableLine2298852305184">
          <table:table-cell table:style-name="Table1.A2" office:value-type="string">
            <text:p text:style-name="P12">$sum</text:p>
          </table:table-cell>
          <table:table-cell table:style-name="Table1.B2" office:value-type="string">
            <text:p text:style-name="P11">Sums up the defined value from all documents in the collection.</text:p>
          </table:table-cell>
          <table:table-cell table:style-name="Table1.C2" office:value-type="string">
            <text:p text:style-name="P11">db.mycol.aggregate([{$group : {_id : "$by_user", num_tutorial : {$sum : "$likes"}}}])</text:p>
          </table:table-cell>
        </table:table-row>
        <table:table-row table:style-name="TableLine2298852307360">
          <table:table-cell table:style-name="Table1.A3" office:value-type="string">
            <text:p text:style-name="P12">$avg</text:p>
          </table:table-cell>
          <table:table-cell table:style-name="Table1.B3" office:value-type="string">
            <text:p text:style-name="P11">Calculates the average of all given values from all documents in the collection.</text:p>
          </table:table-cell>
          <table:table-cell table:style-name="Table1.C3" office:value-type="string">
            <text:p text:style-name="P11">db.mycol.aggregate([{$group : {_id : "$by_user", num_tutorial : {$avg : "$likes"}}}])</text:p>
          </table:table-cell>
        </table:table-row>
        <table:table-row table:style-name="TableLine2298852325312">
          <table:table-cell table:style-name="Table1.A4" office:value-type="string">
            <text:p text:style-name="P12">$min</text:p>
          </table:table-cell>
          <table:table-cell table:style-name="Table1.B4" office:value-type="string">
            <text:p text:style-name="P11">Gets the minimum of the corresponding values from all documents in the collection.</text:p>
          </table:table-cell>
          <table:table-cell table:style-name="Table1.C4" office:value-type="string">
            <text:p text:style-name="P11">db.mycol.aggregate([{$group : {_id : "$by_user", num_tutorial : {$min : "$likes"}}}])</text:p>
          </table:table-cell>
        </table:table-row>
        <table:table-row table:style-name="TableLine2298852326944">
          <table:table-cell table:style-name="Table1.A5" office:value-type="string">
            <text:p text:style-name="P12">$max</text:p>
          </table:table-cell>
          <table:table-cell table:style-name="Table1.B5" office:value-type="string">
            <text:p text:style-name="P11">Gets the maximum of the corresponding values from all documents in the collection.</text:p>
          </table:table-cell>
          <table:table-cell table:style-name="Table1.C5" office:value-type="string">
            <text:p text:style-name="P11">db.mycol.aggregate([{$group : {_id : "$by_user", num_tutorial : {$max : "$likes"}}}])</text:p>
          </table:table-cell>
        </table:table-row>
        <table:table-row table:style-name="TableLine2298852337552">
          <table:table-cell table:style-name="Table1.A6" office:value-type="string">
            <text:p text:style-name="P12">$push</text:p>
          </table:table-cell>
          <table:table-cell table:style-name="Table1.B6" office:value-type="string">
            <text:p text:style-name="P11">Inserts the value to an array in the resulting document.</text:p>
          </table:table-cell>
          <table:table-cell table:style-name="Table1.C6" office:value-type="string">
            <text:p text:style-name="P11">db.mycol.aggregate([{$group : {_id : "$by_user", url : {$push: "$url"}}}])</text:p>
          </table:table-cell>
        </table:table-row>
        <table:table-row table:style-name="TableLine2298852325584">
          <table:table-cell table:style-name="Table1.A7" office:value-type="string">
            <text:p text:style-name="P12">$addToSet</text:p>
          </table:table-cell>
          <table:table-cell table:style-name="Table1.B7" office:value-type="string">
            <text:p text:style-name="P11">Inserts the value to an array in the resulting document but does not create duplicates.</text:p>
          </table:table-cell>
          <table:table-cell table:style-name="Table1.C7" office:value-type="string">
            <text:p text:style-name="P11">db.mycol.aggregate([{$group : {_id : "$by_user", url : {$addToSet : "$url"}}}])</text:p>
          </table:table-cell>
        </table:table-row>
        <table:table-row table:style-name="TableLine2298852327488">
          <table:table-cell table:style-name="Table1.A8" office:value-type="string">
            <text:p text:style-name="P12">$first</text:p>
          </table:table-cell>
          <table:table-cell table:style-name="Table1.B8" office:value-type="string">
            <text:p text:style-name="P11">Gets the first document from the source documents according to the grouping. Typically this makes only sense together with some previously applied “$sort”-stage.</text:p>
          </table:table-cell>
          <table:table-cell table:style-name="Table1.C8" office:value-type="string">
            <text:p text:style-name="P11">db.mycol.aggregate([{$group : {_id : "$by_user", first_url : {$first : "$url"}}}])</text:p>
          </table:table-cell>
        </table:table-row>
        <table:table-row table:style-name="TableLine2298852327760">
          <table:table-cell table:style-name="Table1.A9" office:value-type="string">
            <text:p text:style-name="P12">$last</text:p>
          </table:table-cell>
          <table:table-cell table:style-name="Table1.B9" office:value-type="string">
            <text:p text:style-name="P11">Gets the last document from the source documents according to the grouping. Typically this makes only sense together with <text:soft-page-break/>some previously applied “$sort”-stage.</text:p>
          </table:table-cell>
          <table:table-cell table:style-name="Table1.C9" office:value-type="string">
            <text:p text:style-name="P11">db.mycol.aggregate([{$group : {_id : "$by_user", last_url : {$last : <text:soft-page-break/>"$url"}}}])</text:p>
          </table:table-cell>
        </table:table-row>
      </table:table>
      <text:h text:style-name="P2" text:outline-level="2">Pipeline Concept</text:h>
      <text:p text:style-name="P10">In UNIX command, shell pipeline means the possibility to execute an operation on some input and use the output as the input for the next command and so on. MongoDB also supports same concept in aggregation framework. There is a set of possible stages and each of those is taken as a set of documents as an input and produces a resulting set of documents (or the final resulting JSON document at the end of the pipeline). This can then in turn be used for the next stage and so on.</text:p>
      <text:p text:style-name="P10">Following are the possible stages in aggregation framework −</text:p>
      <text:list xml:id="list1640041177" text:style-name="L1">
        <text:list-item>
          <text:p text:style-name="P15"><text:span text:style-name="T4">$project</text:span> − Used to select some specific fields from a collection.</text:p>
        </text:list-item>
        <text:list-item>
          <text:p text:style-name="P15"><text:span text:style-name="T4">$match</text:span> − This is a filtering operation and thus this can reduce the amount of documents that are given as input to the next stage.</text:p>
        </text:list-item>
        <text:list-item>
          <text:p text:style-name="P15"><text:span text:style-name="T4">$group</text:span> − This does the actual aggregation as discussed above.</text:p>
        </text:list-item>
        <text:list-item>
          <text:p text:style-name="P15"><text:span text:style-name="T4">$sort</text:span> − Sorts the documents.</text:p>
        </text:list-item>
        <text:list-item>
          <text:p text:style-name="P15"><text:span text:style-name="T4">$skip</text:span> − With this, it is possible to skip forward in the list of documents for a given amount of documents.</text:p>
        </text:list-item>
        <text:list-item>
          <text:p text:style-name="P15"><text:span text:style-name="T4">$limit</text:span> − This limits the amount of documents to look at, by the given number starting from the current positions.</text:p>
        </text:list-item>
        <text:list-item>
          <text:p text:style-name="P15"><text:span text:style-name="T4">$unwind</text:span> − This is used to unwind document that are using arrays. When using an array, the data is kind of pre-joined and this operation will be undone with this to have individual documents again. Thus with this stage we will increase the amount of documents for the next stage.</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6T12:59:17.931000000</dc:date>
    <meta:editing-duration>PT59M35S</meta:editing-duration>
    <meta:editing-cycles>2</meta:editing-cycles>
    <meta:generator>LibreOffice/7.2.0.4$Windows_X86_64 LibreOffice_project/9a9c6381e3f7a62afc1329bd359cc48accb6435b</meta:generator>
    <meta:document-statistic meta:table-count="1" meta:image-count="0" meta:object-count="0" meta:page-count="4" meta:paragraph-count="80" meta:word-count="726" meta:character-count="4721" meta:non-whitespace-character-count="4016"/>
  </office:meta>
</office:document-meta>
</file>